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TableColumn4" style:family="table-column">
      <style:table-column-properties style:column-width="1.1791in"/>
    </style:style>
    <style:style style:name="TableColumn5" style:family="table-column">
      <style:table-column-properties style:column-width="1.1798in"/>
    </style:style>
    <style:style style:name="TableColumn6" style:family="table-column">
      <style:table-column-properties style:column-width="1.1798in"/>
    </style:style>
    <style:style style:name="Table3" style:family="table">
      <style:table-properties style:width="3.538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letter-kerning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letter-kerning="false"/>
    </style:style>
    <style:style style:name="TableRow14" style:family="table-row">
      <style:table-row-properties style:min-row-height="0.4694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letter-kerning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letter-kerning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letter-kerning="false"/>
    </style:style>
    <style:style style:name="TableColumn22" style:family="table-column">
      <style:table-column-properties style:column-width="1.1791in"/>
    </style:style>
    <style:style style:name="TableColumn23" style:family="table-column">
      <style:table-column-properties style:column-width="1.1798in"/>
    </style:style>
    <style:style style:name="TableColumn24" style:family="table-column">
      <style:table-column-properties style:column-width="1.1798in"/>
    </style:style>
    <style:style style:name="Table21" style:family="table">
      <style:table-properties style:width="3.5388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letter-kerning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letter-kerning="false"/>
    </style:style>
    <style:style style:name="TableRow32" style:family="table-row">
      <style:table-row-properties style:min-row-height="0.3548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letter-kerning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letter-kerning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letter-kerning="false"/>
    </style:style>
    <style:style style:name="TableColumn40" style:family="table-column">
      <style:table-column-properties style:column-width="0.9812in" style:use-optimal-column-width="false"/>
    </style:style>
    <style:style style:name="TableColumn41" style:family="table-column">
      <style:table-column-properties style:column-width="0.984in" style:use-optimal-column-width="false"/>
    </style:style>
    <style:style style:name="TableColumn42" style:family="table-column">
      <style:table-column-properties style:column-width="0.9847in" style:use-optimal-column-width="false"/>
    </style:style>
    <style:style style:name="TableColumn43" style:family="table-column">
      <style:table-column-properties style:column-width="1.0826in" style:use-optimal-column-width="false"/>
    </style:style>
    <style:style style:name="TableColumn44" style:family="table-column">
      <style:table-column-properties style:column-width="0.8861in" style:use-optimal-column-width="false"/>
    </style:style>
    <style:style style:name="Table39" style:family="table">
      <style:table-properties style:width="4.9187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letter-kerning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letter-kerning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letter-kerning="false"/>
    </style:style>
    <style:style style:name="TableRow56" style:family="table-row">
      <style:table-row-properties style:min-row-height="0.3847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letter-kerning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letter-kerning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letter-kerning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letter-kerning="false"/>
    </style:style>
    <style:style style:name="TableColumn68" style:family="table-column">
      <style:table-column-properties style:column-width="1.218in"/>
    </style:style>
    <style:style style:name="TableColumn69" style:family="table-column">
      <style:table-column-properties style:column-width="1.0159in"/>
    </style:style>
    <style:style style:name="TableColumn70" style:family="table-column">
      <style:table-column-properties style:column-width="1.2444in"/>
    </style:style>
    <style:style style:name="TableColumn71" style:family="table-column">
      <style:table-column-properties style:column-width="1.4402in"/>
    </style:style>
    <style:style style:name="Table67" style:family="table">
      <style:table-properties style:width="4.9187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letter-kerning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letter-kerning="false"/>
    </style:style>
    <style:style style:name="TableRow81" style:family="table-row">
      <style:table-row-properties style:min-row-height="0.3979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letter-kerning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letter-kerning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letter-kerning="false"/>
    </style:style>
    <style:style style:name="TableColumn91" style:family="table-column">
      <style:table-column-properties style:column-width="1.575in"/>
    </style:style>
    <style:style style:name="TableColumn92" style:family="table-column">
      <style:table-column-properties style:column-width="1.4868in"/>
    </style:style>
    <style:style style:name="TableColumn93" style:family="table-column">
      <style:table-column-properties style:column-width="1.425in"/>
    </style:style>
    <style:style style:name="Table90" style:family="table">
      <style:table-properties style:width="4.4868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Fuentedepárrafopredeter." style:family="text">
      <style:text-properties style:letter-kerning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letter-kerning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letter-kerning="false"/>
    </style:style>
    <style:style style:name="TableRow102" style:family="table-row">
      <style:table-row-properties style:min-row-height="0.4548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letter-kerning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letter-kerning="false"/>
    </style:style>
    <style:style style:name="TableColumn110" style:family="table-column">
      <style:table-column-properties style:column-width="1.4743in"/>
    </style:style>
    <style:style style:name="TableColumn111" style:family="table-column">
      <style:table-column-properties style:column-width="1.4743in"/>
    </style:style>
    <style:style style:name="Table109" style:family="table">
      <style:table-properties style:width="2.9486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Row117" style:family="table-row">
      <style:table-row-properties style:min-row-height="0.4423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P12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124" style:family="table-column">
      <style:table-column-properties style:column-width="1.4743in"/>
    </style:style>
    <style:style style:name="TableColumn125" style:family="table-column">
      <style:table-column-properties style:column-width="1.4743in"/>
    </style:style>
    <style:style style:name="Table123" style:family="table">
      <style:table-properties style:width="2.9486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Row131" style:family="table-row">
      <style:table-row-properties style:min-row-height="0.4423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P136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NORMALIZACIÓN</text:p>
      <text:p text:style-name="P2"/>
      <text:p text:style-name="Normal">Usuario: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d_usuario</text:p>
          </table:table-cell>
          <table:table-cell table:style-name="TableCell10">
            <text:p text:style-name="P11">Username</text:p>
          </table:table-cell>
          <table:table-cell table:style-name="TableCell12">
            <text:p text:style-name="P13">Contraseña</text:p>
          </table:table-cell>
        </table:table-row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</table:table>
      <text:p text:style-name="Normal"/>
      <text:p text:style-name="Normal"/>
      <text:p text:style-name="Normal">Empresa: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Id_empresa</text:p>
          </table:table-cell>
          <table:table-cell table:style-name="TableCell28">
            <text:p text:style-name="P29">Cif</text:p>
          </table:table-cell>
          <table:table-cell table:style-name="TableCell30">
            <text:p text:style-name="P31">Contraseña</text:p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</table:table>
      <text:p text:style-name="Normal"/>
      <text:p text:style-name="Normal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Id_producto</text:p>
          </table:table-cell>
          <table:table-cell table:style-name="TableCell48">
            <text:p text:style-name="P49">Id_empresa</text:p>
          </table:table-cell>
          <table:table-cell table:style-name="TableCell50">
            <text:p text:style-name="P51">Numero_lote</text:p>
          </table:table-cell>
          <table:table-cell table:style-name="TableCell52">
            <text:p text:style-name="P53">Características</text:p>
          </table:table-cell>
          <table:table-cell table:style-name="TableCell54">
            <text:p text:style-name="P55">Imagen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Normal">Producto:</text:p>
      <text:p text:style-name="Normal"/>
      <text:p text:style-name="Normal"/>
      <text:p text:style-name="Normal"/>
      <text:p text:style-name="Normal"/>
      <text:p text:style-name="Normal">Movimientos: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Id_movimientos</text:p>
          </table:table-cell>
          <table:table-cell table:style-name="TableCell75">
            <text:p text:style-name="P76">Id_producto</text:p>
          </table:table-cell>
          <table:table-cell table:style-name="TableCell77">
            <text:p text:style-name="P78">Fecha_plantacion</text:p>
          </table:table-cell>
          <table:table-cell table:style-name="TableCell79">
            <text:p text:style-name="P80">Fecha_cosecha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Fecha_llegadaAlmacen</text:span></text:p>
          </table:table-cell>
          <table:table-cell table:style-name="TableCell98">
            <text:p text:style-name="P99">Fecha_salidaAlmacen</text:p>
          </table:table-cell>
          <table:table-cell table:style-name="TableCell100">
            <text:p text:style-name="P101">Hora_salidaAlmacen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Seguir:</text:p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Id_empresa</text:p>
          </table:table-cell>
          <table:table-cell table:style-name="TableCell115">
            <text:p text:style-name="P116">Id_usuario</text:p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Normal"/>
      <text:p text:style-name="P122"/>
      <text:p text:style-name="Normal">Buscar:</text:p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Id_producto</text:p>
          </table:table-cell>
          <table:table-cell table:style-name="TableCell129">
            <text:p text:style-name="P130">Id_usuario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Normal"/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DARIO JAVIER RIVADENEIRA BUENDIA</dc:creator>
    <meta:creation-date>2023-05-18T10:32:00Z</meta:creation-date>
    <dc:date>2023-05-18T10:50:00Z</dc:date>
    <meta:template xlink:href="Normal.dotm" xlink:type="simple"/>
    <meta:editing-cycles>4</meta:editing-cycles>
    <meta:editing-duration>PT900S</meta:editing-duration>
    <meta:document-statistic meta:page-count="2" meta:paragraph-count="1" meta:word-count="62" meta:character-count="405" meta:row-count="2" meta:non-whitespace-character-count="344"/>
  </office:meta>
</office:document-meta>
</file>